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5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8.5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fo:color="#666666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fo:color="#666666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9.00pt" fo:font-weight="normal" fo:font-family="Arial" style:font-family-asian="Arial" style:font-family-complex="Arial" fo:background-color="#ffffff" style:use-window-font-color="true"/>
    </style:style>
    <style:style style:name="T217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9.00pt" fo:font-weight="normal" fo:font-family="Arial" style:font-family-asian="Arial" style:font-family-complex="Arial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0.00pt" fo:text-indent="28.30pt"/>
    </style:style>
    <style:style style:name="P2" style:family="paragraph">
      <style:paragraph-properties fo:line-height="115.00%" fo:text-align="left" fo:margin-left="0.00pt" fo:text-indent="28.30pt"/>
    </style:style>
    <style:style style:name="P3" style:family="paragraph">
      <style:paragraph-properties fo:line-height="115.00%" fo:text-align="center" fo:margin-left="0.00pt" fo:text-indent="28.30pt"/>
    </style:style>
    <style:style style:name="P4" style:family="paragraph">
      <style:paragraph-properties fo:line-height="115.00%" fo:text-align="left" fo:margin-left="0.00pt" fo:text-indent="28.30pt"/>
    </style:style>
    <style:style style:name="P5" style:family="paragraph">
      <style:paragraph-properties fo:line-height="115.00%" fo:text-align="center" fo:margin-left="0.00pt" fo:text-indent="28.30pt"/>
    </style:style>
    <style:style style:name="P6" style:family="paragraph">
      <style:paragraph-properties fo:line-height="115.00%" fo:text-align="left" fo:margin-left="0.00pt" fo:text-indent="28.30pt"/>
    </style:style>
    <style:style style:name="P7" style:family="paragraph">
      <style:paragraph-properties fo:line-height="115.00%" fo:text-align="center" fo:margin-left="0.00pt" fo:text-indent="28.30pt"/>
    </style:style>
    <style:style style:name="P8" style:family="paragraph">
      <style:paragraph-properties fo:line-height="115.00%" fo:text-align="center" fo:margin-left="0.00pt" fo:text-indent="28.30pt">
        <style:tab-stops>
          <style:tab-stop style:position="226.50pt" style:type="center"/>
        </style:tab-stops>
      </style:paragraph-properties>
    </style:style>
    <style:style style:name="P9" style:family="paragraph">
      <style:paragraph-properties fo:line-height="115.00%" fo:text-align="center" fo:margin-left="0.00pt" fo:text-indent="28.30pt"/>
    </style:style>
    <style:style style:name="P10" style:family="paragraph">
      <style:paragraph-properties fo:line-height="100.00%" fo:text-align="left" fo:margin-left="0.00pt" fo:text-indent="28.30pt" fo:margin-bottom="3.00pt"/>
    </style:style>
    <style:style style:name="P11" style:family="paragraph">
      <style:paragraph-properties fo:line-height="115.00%" fo:text-align="justify" fo:margin-left="0.00pt" fo:text-indent="28.30pt"/>
    </style:style>
    <style:style style:name="P12" style:family="paragraph">
      <style:paragraph-properties fo:line-height="115.00%" fo:text-align="left" fo:margin-left="0.00pt" fo:text-indent="28.3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left="0.00pt" fo:text-indent="28.30pt" fo:margin-top="12.00pt" fo:margin-bottom="12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top="12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12.00pt"/>
    </style:style>
    <style:style style:name="P18" style:family="paragraph">
      <style:paragraph-properties fo:line-height="100.00%" fo:text-align="left" fo:margin-left="0.00pt" fo:text-indent="28.30pt" fo:margin-top="12.00pt" fo:margin-bottom="12.00pt"/>
    </style:style>
    <style:style style:name="P19" style:family="paragraph">
      <style:paragraph-properties fo:line-height="115.00%" fo:text-align="left" fo:margin-left="0.00pt" fo:text-indent="28.30pt"/>
    </style:style>
    <style:style style:name="P20" style:family="paragraph">
      <style:paragraph-properties fo:line-height="100.00%" fo:text-align="left" fo:margin-left="0.00pt" fo:text-indent="28.30pt" fo:margin-top="12.00pt" fo:margin-bottom="12.00pt"/>
    </style:style>
    <style:style style:name="P21" style:family="paragraph">
      <style:paragraph-properties fo:line-height="115.00%" fo:text-align="left" fo:margin-left="0.00pt" fo:text-indent="28.3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 fo:margin-left="36.00pt" fo:text-indent="0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left="0.00pt" fo:text-indent="28.3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left" fo:margin-left="36.00pt" fo:text-indent="0.00pt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left="0.00pt" fo:text-indent="28.3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left="0.00pt" fo:text-indent="28.30p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left="0.00pt" fo:text-indent="28.30p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15.00%" fo:text-align="left"/>
    </style:style>
    <style:style style:name="P35" style:family="paragraph">
      <style:paragraph-properties fo:line-height="115.00%" fo:text-align="left" fo:margin-left="0.00pt" fo:text-indent="28.30p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15.00%" fo:text-align="left"/>
    </style:style>
    <style:style style:name="P37" style:family="paragraph">
      <style:paragraph-properties fo:line-height="115.00%" fo:text-align="left" fo:margin-left="36.00pt" fo:text-indent="0.00pt"/>
    </style:style>
    <style:style style:name="P38" style:family="paragraph">
      <style:paragraph-properties fo:line-height="115.00%" fo:text-align="left" fo:margin-left="72.00pt" fo:text-indent="0.00pt"/>
    </style:style>
    <style:style style:name="P39" style:family="paragraph">
      <style:paragraph-properties fo:line-height="115.00%" fo:text-align="left" fo:margin-left="36.00pt" fo:text-indent="0.00pt"/>
    </style:style>
    <style:style style:name="P40" style:family="paragraph">
      <style:paragraph-properties fo:line-height="115.00%" fo:text-align="left" fo:margin-left="72.00pt" fo:text-indent="0.00pt"/>
    </style:style>
    <style:style style:name="P41" style:family="paragraph">
      <style:paragraph-properties fo:line-height="115.00%" fo:text-align="left"/>
    </style:style>
    <style:style style:name="P42" style:family="paragraph">
      <style:paragraph-properties fo:line-height="100.00%" fo:text-align="left" fo:margin-left="0.00pt" fo:text-indent="28.30pt" fo:margin-bottom="3.00pt"/>
    </style:style>
    <style:style style:name="P43" style:family="paragraph">
      <style:paragraph-properties fo:line-height="100.00%" fo:text-align="left" fo:margin-left="0.00pt" fo:text-indent="28.30pt" fo:margin-bottom="16.00pt"/>
    </style:style>
    <style:style style:name="P44" style:family="paragraph">
      <style:paragraph-properties fo:line-height="115.00%" fo:text-align="left" fo:margin-left="0.00pt" fo:text-indent="28.30pt"/>
    </style:style>
    <text:list-style style:name="L4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5" style:family="paragraph">
      <style:paragraph-properties fo:line-height="115.00%" fo:text-align="left"/>
    </style:style>
    <style:style style:name="P46" style:family="paragraph">
      <style:paragraph-properties fo:line-height="115.00%" fo:text-align="left" fo:margin-left="0.00pt" fo:text-indent="28.30pt"/>
    </style:style>
    <text:list-style style:name="L4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7" style:family="paragraph">
      <style:paragraph-properties fo:line-height="115.00%" fo:text-align="left"/>
    </style:style>
    <style:style style:name="P48" style:family="paragraph">
      <style:paragraph-properties fo:line-height="115.00%" fo:text-align="left" fo:margin-left="36.00pt" fo:text-indent="0.00pt"/>
    </style:style>
    <style:style style:name="P49" style:family="paragraph">
      <style:paragraph-properties fo:line-height="115.00%" fo:text-align="left" fo:margin-left="0.00pt" fo:text-indent="28.30pt"/>
    </style:style>
    <style:style style:name="P50" style:family="paragraph">
      <style:paragraph-properties fo:line-height="100.00%" fo:text-align="left" fo:margin-left="0.00pt" fo:text-indent="28.30pt" fo:margin-bottom="16.00pt"/>
    </style:style>
    <style:style style:name="P51" style:family="paragraph">
      <style:paragraph-properties fo:line-height="115.00%" fo:text-align="left" fo:margin-left="0.00pt" fo:text-indent="28.30pt"/>
    </style:style>
    <text:list-style style:name="L5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2" style:family="paragraph">
      <style:paragraph-properties fo:line-height="115.00%" fo:text-align="left"/>
    </style:style>
    <style:style style:name="P53" style:family="paragraph">
      <style:paragraph-properties fo:line-height="115.00%" fo:text-align="left" fo:margin-left="36.00pt" fo:text-indent="0.00pt"/>
    </style:style>
    <style:style style:name="P54" style:family="paragraph">
      <style:paragraph-properties fo:line-height="115.00%" fo:text-align="left" fo:margin-left="0.00pt" fo:text-indent="28.30pt"/>
    </style:style>
    <style:style style:name="P55" style:family="paragraph">
      <style:paragraph-properties fo:line-height="100.00%" fo:text-align="left" fo:margin-left="0.00pt" fo:text-indent="28.30pt" fo:margin-bottom="16.00pt"/>
    </style:style>
    <style:style style:name="P56" style:family="paragraph">
      <style:paragraph-properties fo:line-height="115.00%" fo:text-align="left" fo:margin-left="0.00pt" fo:text-indent="28.30pt"/>
    </style:style>
    <text:list-style style:name="L5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7" style:family="paragraph">
      <style:paragraph-properties fo:line-height="115.00%" fo:text-align="left"/>
    </style:style>
    <style:style style:name="P58" style:family="paragraph">
      <style:paragraph-properties fo:line-height="115.00%" fo:text-align="left" fo:margin-left="0.00pt" fo:text-indent="28.30pt"/>
    </style:style>
    <style:style style:name="P59" style:family="paragraph">
      <style:paragraph-properties fo:line-height="100.00%" fo:text-align="left" fo:margin-left="0.00pt" fo:text-indent="28.30pt" fo:margin-bottom="16.00pt"/>
    </style:style>
    <style:style style:name="P60" style:family="paragraph">
      <style:paragraph-properties fo:line-height="115.00%" fo:text-align="left" fo:margin-left="0.00pt" fo:text-indent="28.30pt"/>
    </style:style>
    <text:list-style style:name="L6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1" style:family="paragraph">
      <style:paragraph-properties fo:line-height="115.00%" fo:text-align="left"/>
    </style:style>
    <style:style style:name="P62" style:family="paragraph">
      <style:paragraph-properties fo:line-height="115.00%" fo:text-align="left" fo:margin-left="36.00pt" fo:text-indent="-7.60pt"/>
    </style:style>
    <style:style style:name="P63" style:family="paragraph">
      <style:paragraph-properties fo:line-height="100.00%" fo:text-align="left" fo:margin-left="0.00pt" fo:text-indent="28.30pt" fo:margin-bottom="16.00pt"/>
    </style:style>
    <style:style style:name="P64" style:family="paragraph">
      <style:paragraph-properties fo:line-height="115.00%" fo:text-align="left" fo:margin-left="0.00pt" fo:text-indent="28.30pt"/>
    </style:style>
    <text:list-style style:name="L6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5" style:family="paragraph">
      <style:paragraph-properties fo:line-height="115.00%" fo:text-align="left"/>
    </style:style>
    <style:style style:name="P66" style:family="paragraph">
      <style:paragraph-properties fo:line-height="115.00%" fo:text-align="left"/>
    </style:style>
    <style:style style:name="P67" style:family="paragraph">
      <style:paragraph-properties fo:line-height="100.00%" fo:text-align="left" fo:margin-left="0.00pt" fo:text-indent="28.30pt" fo:margin-bottom="16.00pt"/>
    </style:style>
    <style:style style:name="P68" style:family="paragraph">
      <style:paragraph-properties fo:line-height="115.00%" fo:text-align="left"/>
    </style:style>
    <style:style style:name="P69" style:family="paragraph">
      <style:paragraph-properties fo:line-height="115.00%" fo:text-align="left" fo:margin-left="0.00pt" fo:text-indent="28.30pt"/>
    </style:style>
    <style:style style:name="P70" style:family="paragraph">
      <style:paragraph-properties fo:line-height="115.00%" fo:text-align="left"/>
    </style:style>
    <style:style style:name="P71" style:family="paragraph">
      <style:paragraph-properties fo:line-height="100.00%" fo:text-align="left" fo:margin-left="0.00pt" fo:text-indent="28.30pt" fo:margin-bottom="3.00pt"/>
    </style:style>
    <style:style style:name="P72" style:family="paragraph">
      <style:paragraph-properties fo:line-height="115.00%" fo:text-align="justify" fo:margin-left="0.00pt" fo:text-indent="28.30pt"/>
    </style:style>
    <text:list-style style:name="L7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3" style:family="paragraph">
      <style:paragraph-properties fo:line-height="115.00%" fo:text-align="justify"/>
    </style:style>
    <style:style style:name="P74" style:family="paragraph">
      <style:paragraph-properties fo:line-height="115.00%" fo:text-align="left" fo:margin-left="0.00pt" fo:text-indent="28.30pt"/>
    </style:style>
    <style:style style:name="P75" style:family="paragraph">
      <style:paragraph-properties fo:line-height="115.00%" fo:text-align="lef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15.00%" fo:text-align="left"/>
    </style:style>
    <style:style style:name="P78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21.20pt"/>
          <style:tab-stop style:position="194.80pt" style:type="right"/>
        </style:tab-stops>
      </style:paragraph-properties>
    </style:style>
    <style:style style:name="P79" style:family="paragraph">
      <style:paragraph-properties fo:line-height="115.00%" fo:text-align="left"/>
    </style:style>
    <style:style style:name="P80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21.20pt"/>
          <style:tab-stop style:position="194.80pt" style:type="right"/>
        </style:tab-stops>
      </style:paragraph-properties>
    </style:style>
    <style:style style:name="P81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82" style:family="paragraph">
      <style:paragraph-properties fo:line-height="115.00%" fo:text-align="left"/>
    </style:style>
    <style:style style:name="P83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84" style:family="paragraph">
      <style:paragraph-properties fo:line-height="115.00%" fo:text-align="left"/>
    </style:style>
    <style:style style:name="P85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86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87" style:family="paragraph">
      <style:paragraph-properties fo:line-height="115.00%" fo:text-align="left"/>
    </style:style>
    <style:style style:name="P88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89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90" style:family="paragraph">
      <style:paragraph-properties fo:line-height="115.00%" fo:text-align="left"/>
    </style:style>
    <style:style style:name="P91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92" style:family="paragraph">
      <style:paragraph-properties fo:line-height="115.00%" fo:text-align="left"/>
    </style:style>
    <style:style style:name="P93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94" style:family="paragraph">
      <style:paragraph-properties fo:line-height="115.00%" fo:text-align="left"/>
    </style:style>
    <style:style style:name="P95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96" style:family="paragraph">
      <style:paragraph-properties fo:line-height="115.00%" fo:text-align="left"/>
    </style:style>
    <style:style style:name="P97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98" style:family="paragraph">
      <style:paragraph-properties fo:line-height="115.00%" fo:text-align="left"/>
    </style:style>
    <style:style style:name="P99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00" style:family="paragraph">
      <style:paragraph-properties fo:line-height="115.00%" fo:text-align="left"/>
    </style:style>
    <style:style style:name="P101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02" style:family="paragraph">
      <style:paragraph-properties fo:line-height="115.00%" fo:text-align="left"/>
    </style:style>
    <style:style style:name="P103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04" style:family="paragraph">
      <style:paragraph-properties fo:line-height="115.00%" fo:text-align="left"/>
    </style:style>
    <style:style style:name="P105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06" style:family="paragraph">
      <style:paragraph-properties fo:line-height="115.00%" fo:text-align="left"/>
    </style:style>
    <style:style style:name="P107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08" style:family="paragraph">
      <style:paragraph-properties fo:line-height="115.00%" fo:text-align="left"/>
    </style:style>
    <style:style style:name="P109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10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11" style:family="paragraph">
      <style:paragraph-properties fo:line-height="115.00%" fo:text-align="left"/>
    </style:style>
    <style:style style:name="P112" style:family="paragraph">
      <style:paragraph-properties fo:line-height="100.00%" fo:text-align="left" fo:margin-left="4.40pt" fo:text-indent="-5.40pt">
        <style:tab-stops>
          <style:tab-stop style:position="54.60pt" style:type="right"/>
          <style:tab-stop style:position="3285.25pt" style:type="center"/>
          <style:tab-stop style:position="421117.25pt" style:type="right"/>
          <style:tab-stop style:position="-4.40pt"/>
          <style:tab-stop style:position="194.80pt" style:type="right"/>
        </style:tab-stops>
      </style:paragraph-properties>
    </style:style>
    <style:style style:name="P113" style:family="paragraph">
      <style:paragraph-properties fo:line-height="115.00%" fo:text-align="left"/>
    </style:style>
    <text:list-style style:name="L1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4" style:family="paragraph">
      <style:paragraph-properties fo:line-height="115.00%" fo:text-align="left"/>
    </style:style>
    <style:style style:name="P115" style:family="paragraph">
      <style:paragraph-properties fo:line-height="115.00%" fo:text-align="left"/>
    </style:style>
    <style:style style:name="TableColumn0100" style:family="table-column">
      <style:table-column-properties style:column-width="0.819444in"/>
    </style:style>
    <style:style style:name="TableColumn0101" style:family="table-column">
      <style:table-column-properties style:column-width="2.766667in"/>
    </style:style>
    <style:style style:name="TableColumn0102" style:family="table-column">
      <style:table-column-properties style:column-width="0.979167in"/>
    </style:style>
    <style:style style:name="TableColumn0103" style:family="table-column">
      <style:table-column-properties style:column-width="1.063889in"/>
    </style:style>
    <style:style style:name="TableColumn0104" style:family="table-column">
      <style:table-column-properties style:column-width="0.645139in"/>
    </style:style>
    <style:style style:name="Table01" style:family="table">
      <style:table-properties style:width="6.274306in" fo:margin-left="0.000000in" style:writing-mode="lr" table:align="left" style:may-break-between-rows="true"/>
    </style:style>
    <style:style style:name="TableRow0100" style:family="table-row">
      <style:table-row-properties style:min-row-height="0.277778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1" style:family="table-row">
      <style:table-row-properties style:min-row-height="0.288194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2" style:family="table-row">
      <style:table-row-properties style:min-row-height="0.288194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3" style:family="table-row">
      <style:table-row-properties style:min-row-height="0.475694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3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4" style:family="table-row">
      <style:table-row-properties style:min-row-height="0.288194in"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4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5" style:family="table-row">
      <style:table-row-properties style:min-row-height="0.288194in"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5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6" style:family="table-row">
      <style:table-row-properties style:min-row-height="0.288194in"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6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7" style:family="table-row">
      <style:table-row-properties style:min-row-height="0.288194in"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7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8" style:family="table-row">
      <style:table-row-properties style:min-row-height="0.288194in"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8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9" style:family="table-row">
      <style:table-row-properties style:min-row-height="0.288194in"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9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10" style:family="table-row">
      <style:table-row-properties style:min-row-height="0.288194in"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11" style:family="table-row">
      <style:table-row-properties style:min-row-height="0.288194in"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1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12" style:family="table-row">
      <style:table-row-properties style:min-row-height="0.288194in"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2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13" style:family="table-row">
      <style:table-row-properties style:min-row-height="0.288194in"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3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14" style:family="table-row">
      <style:table-row-properties style:min-row-height="0.475694in"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14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</office:automatic-styles>
  <office:body>
    <office:text>
      <text:p text:style-name="P1"><text:span text:style-name="T1">CENTRO UNIVERSITÁRIO SOCIESC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Arquiteturas Empresariais</text:span></text:p>
      <text:p text:style-name="P2"><text:span text:style-name="T4"/></text:p>
      <text:p text:style-name="P3"><text:span text:style-name="T5">Avaliação A3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6"/></text:p>
      <text:p text:style-name="P7"><text:span text:style-name="T6"/></text:p>
      <text:p text:style-name="P8"><text:span text:style-name="T7">Douglas Gorges - 122221422</text:span></text:p>
      <text:p text:style-name="P9"><text:span text:style-name="T7">Guilherme Godzicki - 1219110805</text:span></text:p>
      <text:p text:style-name="P9"><text:span text:style-name="T7">Tiago Schneider - 1219113207</text:span></text:p>
      <text:p text:style-name="P9"><text:span text:style-name="T7">Vinicius Quadros - 1219112665</text:span></text:p>
      <text:p text:style-name="P9"><text:span text:style-name="T7">Willian Razini - 121925803</text:span></text:p>
      <text:p text:style-name="P10"><text:span text:style-name="T8">Introdução</text:span></text:p>
      <text:p text:style-name="P11"><text:span text:style-name="T9">Nossa organização trata-se de uma<text:s/></text:span><text:span text:style-name="T10">fornecedora de peças e equipamentos em pré-venda para informática</text:span><text:span text:style-name="T11">.</text:span></text:p>
      <text:p text:style-name="P11"><text:span text:style-name="T11">O serviço oferecido será a venda, ao cliente final, de itens em pré-venda nos fornecedores principais. O cliente entrará no website da loja, escolherá o componente, realizará a compra e a loja fornecerá o item escolhido. É o que ocorre, por exemplo, no lançamento de uma nova geração de processadores: O fabricante divulga a data de lançamento e começa a receber os pedidos antes do lançamento. A partir do momento em que o produto é lançado, o fabricante inicia o envio do componente aos compradores que realizaram essa compra em pré-venda. Nossa loja entra para fazer esse interposto entre fabricante e cliente final. Faremos todo o processo de levantamento de fornecedores, controle de prazos, despachos alfandegários e acompanhamento logístico.</text:span></text:p>
      <text:p text:style-name="P12"><text:span text:style-name="T12"/></text:p>
      <text:p text:style-name="P12"><text:span text:style-name="T13">Atores envolvidos no processo:</text:span></text:p>
      <text:list text:style-name="L13">
        <text:list-item>
          <text:p text:style-name="P13"><text:span text:style-name="T13">Cliente</text:span></text:p>
        </text:list-item>
        <text:list-item>
          <text:p text:style-name="P13"><text:span text:style-name="T13">Website</text:span></text:p>
        </text:list-item>
        <text:list-item>
          <text:p text:style-name="P13"><text:span text:style-name="T13">Compras</text:span></text:p>
        </text:list-item>
        <text:list-item>
          <text:p text:style-name="P13"><text:span text:style-name="T13">Financeiro</text:span></text:p>
        </text:list-item>
        <text:list-item>
          <text:p text:style-name="P13"><text:span text:style-name="T13">Logística</text:span></text:p>
        </text:list-item>
      </text:list>
      <text:p text:style-name="P14"><text:span text:style-name="T14"/></text:p>
      <text:p text:style-name="P14"><text:span text:style-name="T15">Fluxo do Processo</text:span></text:p>
      <text:list text:style-name="L15">
        <text:list-item>
          <text:p text:style-name="P15"><text:span text:style-name="T16">Cliente acessa o website da Loja;</text:span></text:p>
        </text:list-item>
        <text:list-item>
          <text:p text:style-name="P16"><text:span text:style-name="T16">Cliente escolhe os componentes;</text:span></text:p>
        </text:list-item>
        <text:list-item>
          <text:p text:style-name="P16"><text:span text:style-name="T16">Cliente solicita os componentes à Loja;;</text:span></text:p>
        </text:list-item>
        <text:list-item>
          <text:p text:style-name="P16"><text:span text:style-name="T16">Loja recebe pedido;</text:span></text:p>
        </text:list-item>
        <text:list-item>
          <text:p text:style-name="P16"><text:span text:style-name="T16">Loja solicita pagamento;</text:span></text:p>
        </text:list-item>
        <text:list-item>
          <text:p text:style-name="P16"><text:span text:style-name="T16">Cliente realiza o pagamento;</text:span></text:p>
        </text:list-item>
        <text:list-item>
          <text:p text:style-name="P16"><text:span text:style-name="T16">Loja recebe o pagamento;</text:span></text:p>
        </text:list-item>
        <text:list-item>
          <text:p text:style-name="P16"><text:span text:style-name="T16">Loja solicita componentes para fornecedor;</text:span></text:p>
        </text:list-item>
        <text:list-item>
          <text:p text:style-name="P16"><text:span text:style-name="T16">Fornecedor recebe pedido;</text:span></text:p>
        </text:list-item>
        <text:list-item>
          <text:p text:style-name="P16"><text:span text:style-name="T16">Fornecedor solicita pagamento à Loja;</text:span></text:p>
        </text:list-item>
        <text:list-item>
          <text:p text:style-name="P16"><text:span text:style-name="T16">Loja paga o pedido;</text:span></text:p>
        </text:list-item>
        <text:list-item>
          <text:p text:style-name="P16"><text:span text:style-name="T16">Fornecedor recebe pagamento;</text:span></text:p>
        </text:list-item>
        <text:list-item>
          <text:p text:style-name="P16"><text:span text:style-name="T16">Fornecedor envia produto;</text:span></text:p>
        </text:list-item>
        <text:list-item>
          <text:p text:style-name="P16"><text:span text:style-name="T16">Loja recebe produto;</text:span></text:p>
        </text:list-item>
        <text:list-item>
          <text:p text:style-name="P16"><text:span text:style-name="T16">Loja separa os componentes solicitados;</text:span></text:p>
        </text:list-item>
        <text:list-item>
          <text:p text:style-name="P16"><text:span text:style-name="T16">Loja envia os componentes ao cliente;</text:span></text:p>
        </text:list-item>
        <text:list-item>
          <text:p text:style-name="P16"><text:span text:style-name="T16">Cliente recebe produto;</text:span></text:p>
        </text:list-item>
        <text:list-item>
          <text:p text:style-name="P17"><text:span text:style-name="T16">Cliente avalia experiência.</text:span></text:p>
        </text:list-item>
      </text:list>
      <text:p text:style-name="P18"><text:span text:style-name="T17"/></text:p>
      <text:p text:style-name="P18"><text:span text:style-name="T18">Modelo de Processo</text:span></text:p>
      <text:p text:style-name="P19"><text:span text:style-name="T19">Falta incluir o fluxo vigente (mais atual de todos)</text:span></text:p>
      <text:p text:style-name="P19"><text:span text:style-name="T20"/></text:p>
      <text:p text:style-name="P20"><text:span text:style-name="T21">Interoperabilidade</text:span></text:p>
      <text:p text:style-name="P21"><text:span text:style-name="T22">Anúncio do produto</text:span></text:p>
      <text:list text:style-name="L22">
        <text:list-item>
          <text:p text:style-name="P22"><text:span text:style-name="T22">Fornecedor envia os dados do componente;</text:span></text:p>
        </text:list-item>
        <text:list-item>
          <text:p text:style-name="P22"><text:span text:style-name="T22">Loja avalia a viabilidade de venda do componente;</text:span></text:p>
        </text:list-item>
        <text:list-item>
          <text:p text:style-name="P23"><text:span text:style-name="T22">Se não validar, vá para o fim do processo.</text:span></text:p>
        </text:list-item>
        <text:list-item>
          <text:p text:style-name="P24"><text:span text:style-name="T22">Loja cria anúncio no website;</text:span></text:p>
        </text:list-item>
      </text:list>
      <text:p text:style-name="P25"><text:span text:style-name="T23"/></text:p>
      <text:p text:style-name="P25"><text:span text:style-name="T24">Plataforma de pagamento</text:span></text:p>
      <text:list text:style-name="L26">
        <text:list-item>
          <text:p text:style-name="P26"><text:span text:style-name="T24">Recebe ordem de pagamento;</text:span></text:p>
        </text:list-item>
        <text:list-item>
          <text:p text:style-name="P26"><text:span text:style-name="T24">Disponibiliza as formas de pagamento ao cliente;</text:span></text:p>
        </text:list-item>
        <text:list-item>
          <text:p text:style-name="P26"><text:span text:style-name="T24">Cliente informa os dados de pagamento;</text:span></text:p>
        </text:list-item>
        <text:list-item>
          <text:p text:style-name="P26"><text:span text:style-name="T24">Recebe os dados informados pelo cliente;</text:span></text:p>
        </text:list-item>
        <text:list-item>
          <text:p text:style-name="P26"><text:span text:style-name="T24">Valida os dados;</text:span></text:p>
        </text:list-item>
        <text:list-item>
          <text:p text:style-name="P27"><text:span text:style-name="T24">Se não validar, retorna ao passo 3.</text:span></text:p>
        </text:list-item>
        <text:list-item>
          <text:p text:style-name="P28"><text:span text:style-name="T24">Informa o sucesso ao cliente;</text:span></text:p>
        </text:list-item>
        <text:list-item>
          <text:p text:style-name="P28"><text:span text:style-name="T24">Informa o sucesso à Loja.</text:span></text:p>
        </text:list-item>
      </text:list>
      <text:p text:style-name="P29"><text:span text:style-name="T25"/></text:p>
      <text:p text:style-name="P29"><text:span text:style-name="T26">Recebimento pela Loja</text:span></text:p>
      <text:list text:style-name="L30">
        <text:list-item>
          <text:p text:style-name="P30"><text:span text:style-name="T26">Recebe os componentes;</text:span></text:p>
        </text:list-item>
        <text:list-item>
          <text:p text:style-name="P30"><text:span text:style-name="T26">Etiquetação e separação dos componentes;</text:span></text:p>
        </text:list-item>
      </text:list>
      <text:p text:style-name="P31"><text:span text:style-name="T27"/></text:p>
      <text:p text:style-name="P31"><text:span text:style-name="T28">Despacho pela Loja</text:span></text:p>
      <text:list text:style-name="L32">
        <text:list-item>
          <text:p text:style-name="P32"><text:span text:style-name="T28">Extração de relatório dos pedidos disponíveis para despacho;</text:span></text:p>
        </text:list-item>
        <text:list-item>
          <text:p text:style-name="P32"><text:span text:style-name="T28">Separação dos componentes do pedido;</text:span></text:p>
        </text:list-item>
        <text:list-item>
          <text:p text:style-name="P32"><text:span text:style-name="T28">Embalagem dos componentes;</text:span></text:p>
        </text:list-item>
        <text:list-item>
          <text:p text:style-name="P32"><text:span text:style-name="T28">Etiquetagem da embalagem;</text:span></text:p>
        </text:list-item>
        <text:list-item>
          <text:p text:style-name="P32"><text:span text:style-name="T28">Disponibiliza a embalagem ao transportador.</text:span></text:p>
        </text:list-item>
      </text:list>
      <text:p text:style-name="P33"><text:span text:style-name="T29"/></text:p>
      <text:p text:style-name="P33"><text:span text:style-name="T30">Entrega de componente para cliente</text:span></text:p>
      <text:list text:style-name="L34">
        <text:list-item>
          <text:p text:style-name="P34"><text:span text:style-name="T30">Recebimento da ordem de coleta;</text:span></text:p>
        </text:list-item>
        <text:list-item>
          <text:p text:style-name="P34"><text:span text:style-name="T30">Coleta da embalagem;</text:span></text:p>
        </text:list-item>
        <text:list-item>
          <text:p text:style-name="P34"><text:span text:style-name="T30">Envio da embalagem ao cliente;</text:span></text:p>
        </text:list-item>
        <text:list-item>
          <text:p text:style-name="P34"><text:span text:style-name="T30">Entrega da embalagem ao cliente;</text:span></text:p>
        </text:list-item>
        <text:list-item>
          <text:p text:style-name="P34"><text:span text:style-name="T30">Envia confirmação de entrega à Loja.</text:span></text:p>
        </text:list-item>
      </text:list>
      <text:p text:style-name="P35"><text:span text:style-name="T31"/></text:p>
      <text:p text:style-name="P35"><text:span text:style-name="T32">Pesquisa de satisfação</text:span></text:p>
      <text:list text:style-name="L36">
        <text:list-item>
          <text:p text:style-name="P36"><text:span text:style-name="T32">Cliente recebe o pedido;</text:span></text:p>
        </text:list-item>
        <text:list-item>
          <text:p text:style-name="P36"><text:span text:style-name="T32">Loja envia e-mail com pesquisa de satisfação com nota entre 0 e 10;</text:span></text:p>
        </text:list-item>
        <text:list-item>
          <text:p text:style-name="P37"><text:span text:style-name="T32">Se resposta 0 a 7</text:span></text:p>
        </text:list-item>
        <text:list-item>
          <text:p text:style-name="P38"><text:span text:style-name="T32">Habilita campo para descrição de possível má experiência.</text:span></text:p>
        </text:list-item>
        <text:list-item>
          <text:p text:style-name="P39"><text:span text:style-name="T32">Se resposta maior que 7</text:span></text:p>
        </text:list-item>
        <text:list-item>
          <text:p text:style-name="P40"><text:span text:style-name="T32">Habilita campo para observações e/ou elogios.</text:span></text:p>
        </text:list-item>
        <text:list-item>
          <text:p text:style-name="P41"><text:span text:style-name="T32">A loja recebe as respostas da pesquisa. (Ações serão tomadas no Modelo de Maturidade)</text:span></text:p>
        </text:list-item>
      </text:list>
      <text:p text:style-name="P42"><text:span text:style-name="T33"/></text:p>
      <text:p text:style-name="P42"><text:span text:style-name="T34">Estágios de Maturidade</text:span></text:p>
      <text:p text:style-name="P43"><text:span text:style-name="T35">Nível 0</text:span></text:p>
      <text:p text:style-name="P44"><text:span text:style-name="T36"/></text:p>
      <text:p text:style-name="P44"><text:span text:style-name="T37">Fluxograma construído com processos iniciais para operação.</text:span></text:p>
      <text:p text:style-name="P44"><text:span text:style-name="T38"/></text:p>
      <text:p text:style-name="P44"><text:span text:style-name="T39">Processos criados:</text:span></text:p>
      <text:list text:style-name="L45">
        <text:list-item>
          <text:p text:style-name="P45"><text:span text:style-name="T39">Cliente acessa o website da Loja;</text:span></text:p>
        </text:list-item>
        <text:list-item>
          <text:p text:style-name="P45"><text:span text:style-name="T39">Cliente escolhe os componentes;</text:span></text:p>
        </text:list-item>
        <text:list-item>
          <text:p text:style-name="P45"><text:span text:style-name="T39">Cliente solicita a compra dos componentes;</text:span></text:p>
        </text:list-item>
        <text:list-item>
          <text:p text:style-name="P45"><text:span text:style-name="T39">Loja recebe pedido;</text:span></text:p>
        </text:list-item>
        <text:list-item>
          <text:p text:style-name="P45"><text:span text:style-name="T39">Cliente realiza o pagamento;</text:span></text:p>
        </text:list-item>
        <text:list-item>
          <text:p text:style-name="P45"><text:span text:style-name="T39">Loja recebe o pagamento;</text:span></text:p>
        </text:list-item>
        <text:list-item>
          <text:p text:style-name="P45"><text:span text:style-name="T39">Loja solicita compo</text:span><text:span text:style-name="T40">nente para fornecedor;</text:span></text:p>
        </text:list-item>
        <text:list-item>
          <text:p text:style-name="P45"><text:span text:style-name="T41">Fornecedor recebe pedido;</text:span></text:p>
        </text:list-item>
        <text:list-item>
          <text:p text:style-name="P45"><text:span text:style-name="T41">Loja paga o pedido;</text:span></text:p>
        </text:list-item>
        <text:list-item>
          <text:p text:style-name="P45"><text:span text:style-name="T41">Fornecedor envia produto;</text:span></text:p>
        </text:list-item>
        <text:list-item>
          <text:p text:style-name="P45"><text:span text:style-name="T41">Loja recebê produto;</text:span></text:p>
        </text:list-item>
        <text:list-item>
          <text:p text:style-name="P45"><text:span text:style-name="T41">Loja separa os componentes solicitados;</text:span></text:p>
        </text:list-item>
        <text:list-item>
          <text:p text:style-name="P45"><text:span text:style-name="T41">Loja envia os componentes ao cliente;</text:span></text:p>
        </text:list-item>
        <text:list-item>
          <text:p text:style-name="P45"><text:span text:style-name="T41">Cliente recebe produto;</text:span></text:p>
        </text:list-item>
        <text:list-item>
          <text:p text:style-name="P45"><text:span text:style-name="T41">Cliente avalia experiência.</text:span></text:p>
        </text:list-item>
      </text:list>
      <text:p text:style-name="P46"><text:span text:style-name="T42"/></text:p>
      <text:p text:style-name="P46"><draw:frame text:anchor-type="as-char" svg:width="159.28mm" svg:height="60.33mm" style:rel-width="scale" style:rel-height="scale"><draw:object-ole xlink:href="OleObj1"/><draw:image xlink:href="ObjectReplacements/OleObj1"/></draw:frame><text:span text:style-name="T42"/></text:p>
      <text:p text:style-name="P46"><text:span text:style-name="T43">Figura 1 - Nível de maturidade 0 (13/09/22)</text:span></text:p>
      <text:p text:style-name="P46"><text:span text:style-name="T44"/></text:p>
      <text:p text:style-name="P46"><text:span text:style-name="T45">Requisitos para avançar ao nível 1:</text:span></text:p>
      <text:list text:style-name="L47">
        <text:list-item>
          <text:p text:style-name="P47"><text:span text:style-name="T45">Descrever os processos:</text:span></text:p>
        </text:list-item>
        <text:list-item>
          <text:p text:style-name="P48"><text:span text:style-name="T45">Pagamento entre cliente e loja;</text:span></text:p>
        </text:list-item>
        <text:list-item>
          <text:p text:style-name="P48"><text:span text:style-name="T45">Pagamento entre loja e fornecedor;</text:span></text:p>
        </text:list-item>
        <text:list-item>
          <text:p text:style-name="P48"><text:span text:style-name="T45">Recebimento do pagamento ao fornecedor.</text:span></text:p>
        </text:list-item>
      </text:list>
      <text:p text:style-name="P49"><text:span text:style-name="T46"/></text:p>
      <text:p text:style-name="P50"><text:span text:style-name="T47">Nível 1</text:span></text:p>
      <text:p text:style-name="P51"><draw:frame text:anchor-type="as-char" svg:width="168.80mm" svg:height="64.29mm" style:rel-width="scale" style:rel-height="scale"><draw:object-ole xlink:href="OleObj2"/><draw:image xlink:href="ObjectReplacements/OleObj2"/></draw:frame><text:span text:style-name="T48"/></text:p>
      <text:p text:style-name="P51"><text:span text:style-name="T49">Figura 2<text:s text:c="2"/>- Nível de maturidade 1 (20/09/22)</text:span></text:p>
      <text:p text:style-name="P51"><text:span text:style-name="T50"/></text:p>
      <text:p text:style-name="P51"><text:span text:style-name="T51">Requisitos para avançar ao nível 2:</text:span></text:p>
      <text:list text:style-name="L52">
        <text:list-item>
          <text:p text:style-name="P52"><text:span text:style-name="T51">Descrever os processos de interoperabilidade para:</text:span></text:p>
        </text:list-item>
        <text:list-item>
          <text:p text:style-name="P53"><text:span text:style-name="T51">Disponibilização de website;</text:span></text:p>
        </text:list-item>
        <text:list-item>
          <text:p text:style-name="P53"><text:span text:style-name="T51">Plataforma de pagamentos;</text:span></text:p>
        </text:list-item>
        <text:list-item>
          <text:p text:style-name="P53"><text:span text:style-name="T51">Recebimento pela loja;</text:span></text:p>
        </text:list-item>
        <text:list-item>
          <text:p text:style-name="P53"><text:span text:style-name="T51">Despacho pela loja;</text:span></text:p>
        </text:list-item>
        <text:list-item>
          <text:p text:style-name="P53"><text:span text:style-name="T51">Envio do pedido para cliente;</text:span></text:p>
        </text:list-item>
        <text:list-item>
          <text:p text:style-name="P53"><text:span text:style-name="T51">Pesquisa de satisfação.</text:span></text:p>
        </text:list-item>
      </text:list>
      <text:p text:style-name="P54"><text:span text:style-name="T52"/></text:p>
      <text:p text:style-name="P54"><text:span text:style-name="T52"/></text:p>
      <text:p text:style-name="P55"><text:span text:style-name="T53">Nível 2</text:span></text:p>
      <text:p text:style-name="P56"><draw:frame text:anchor-type="as-char" svg:width="170.92mm" svg:height="112.71mm" style:rel-width="scale" style:rel-height="scale"><draw:object-ole xlink:href="OleObj3"/><draw:image xlink:href="ObjectReplacements/OleObj3"/></draw:frame><text:span text:style-name="T54"/></text:p>
      <text:p text:style-name="P56"><draw:frame text:anchor-type="as-char" svg:width="159.28mm" svg:height="129.91mm" style:rel-width="scale" style:rel-height="scale"><draw:object-ole xlink:href="OleObj4"/><draw:image xlink:href="ObjectReplacements/OleObj4"/></draw:frame><text:span text:style-name="T54"/></text:p>
      <text:p text:style-name="P56"><text:span text:style-name="T55">Figura 3 - Nível de maturidade 2 (27/09/22)</text:span></text:p>
      <text:p text:style-name="P56"><text:span text:style-name="T56"/></text:p>
      <text:p text:style-name="P56"><text:span text:style-name="T57">Requisitos para avançar ao nível 3:</text:span></text:p>
      <text:list text:style-name="L57">
        <text:list-item>
          <text:p text:style-name="P57"><text:span text:style-name="T57">Otimização de processos.</text:span></text:p>
        </text:list-item>
      </text:list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8"><text:span text:style-name="T58"/></text:p>
      <text:p text:style-name="P59"><text:span text:style-name="T59">Nível 3</text:span></text:p>
      <text:p text:style-name="P60"><draw:frame text:anchor-type="as-char" svg:width="159.28mm" svg:height="88.64mm" style:rel-width="scale" style:rel-height="scale"><draw:object-ole xlink:href="OleObj5"/><draw:image xlink:href="ObjectReplacements/OleObj5"/></draw:frame><text:span text:style-name="T60"/></text:p>
      <text:p text:style-name="P60"><draw:frame text:anchor-type="as-char" svg:width="159.28mm" svg:height="87.05mm" style:rel-width="scale" style:rel-height="scale"><draw:object-ole xlink:href="OleObj6"/><draw:image xlink:href="ObjectReplacements/OleObj6"/></draw:frame><text:span text:style-name="T60"/></text:p>
      <text:p text:style-name="P60"><draw:frame text:anchor-type="as-char" svg:width="159.28mm" svg:height="80.43mm" style:rel-width="scale" style:rel-height="scale"><draw:object-ole xlink:href="OleObj7"/><draw:image xlink:href="ObjectReplacements/OleObj7"/></draw:frame><text:span text:style-name="T60"/></text:p>
      <text:p text:style-name="P60"><text:span text:style-name="T61">Figura 4 - Nível de maturidade 3 (04/10/22)</text:span></text:p>
      <text:p text:style-name="P60"><text:span text:style-name="T62"/></text:p>
      <text:p text:style-name="P60"><text:span text:style-name="T63">Requisitos para avançar ao nível 4:</text:span></text:p>
      <text:list text:style-name="L61">
        <text:list-item>
          <text:p text:style-name="P61"><text:span text:style-name="T63">Ajuste do fluxograma.</text:span></text:p>
        </text:list-item>
        <text:list-item>
          <text:p text:style-name="P61"><text:span text:style-name="T63">Melhorias na decisões</text:span></text:p>
        </text:list-item>
      </text:list>
      <text:p text:style-name="P62"><text:span text:style-name="T64"/></text:p>
      <text:p text:style-name="P63"><text:span text:style-name="T65">Nível 4</text:span><draw:frame text:anchor-type="as-char" svg:width="159.28mm" svg:height="117.74mm" style:rel-width="scale" style:rel-height="scale"><draw:object-ole xlink:href="OleObj8"/><draw:image xlink:href="ObjectReplacements/OleObj8"/></draw:frame><draw:frame text:anchor-type="as-char" svg:width="159.28mm" svg:height="106.89mm" style:rel-width="scale" style:rel-height="scale"><draw:object-ole xlink:href="OleObj9"/><draw:image xlink:href="ObjectReplacements/OleObj9"/></draw:frame><draw:frame text:anchor-type="as-char" svg:width="159.28mm" svg:height="111.39mm" style:rel-width="scale" style:rel-height="scale"><draw:object-ole xlink:href="OleObj10"/><draw:image xlink:href="ObjectReplacements/OleObj10"/></draw:frame><draw:frame text:anchor-type="as-char" svg:width="159.28mm" svg:height="111.92mm" style:rel-width="scale" style:rel-height="scale"><draw:object-ole xlink:href="OleObj11"/><draw:image xlink:href="ObjectReplacements/OleObj11"/></draw:frame><text:span text:style-name="T65"/></text:p>
      <text:p text:style-name="P64"><text:span text:style-name="T66">Figura 5 - Nível de maturidade 4 (01/11/22)</text:span></text:p>
      <text:p text:style-name="P64"><text:span text:style-name="T67"/></text:p>
      <text:p text:style-name="P64"><text:span text:style-name="T68">Requisitos para avançar ao nível 5:</text:span></text:p>
      <text:list text:style-name="L65">
        <text:list-item>
          <text:p text:style-name="P65"><text:span text:style-name="T68">Inserir círculos com referência ao cortar imagem;</text:span></text:p>
        </text:list-item>
        <text:list-item>
          <text:p text:style-name="P65"><text:span text:style-name="T68">Inserir fluxograma completo.</text:span></text:p>
        </text:list-item>
      </text:list>
      <text:p text:style-name="P66"><text:span text:style-name="T69"/></text:p>
      <text:p text:style-name="P67"><text:span text:style-name="T70">Nível 5</text:span></text:p>
      <text:p text:style-name="P68"><draw:frame text:anchor-type="as-char" svg:width="159.28mm" svg:height="88.90mm" style:rel-width="scale" style:rel-height="scale"><draw:object-ole xlink:href="OleObj12"/><draw:image xlink:href="ObjectReplacements/OleObj12"/></draw:frame><text:span text:style-name="T71"/></text:p>
      <text:p text:style-name="P68"><text:span text:style-name="T71"/></text:p>
      <text:p text:style-name="P68"><draw:frame text:anchor-type="as-char" svg:width="159.28mm" svg:height="84.40mm" style:rel-width="scale" style:rel-height="scale"><draw:object-ole xlink:href="OleObj13"/><draw:image xlink:href="ObjectReplacements/OleObj13"/></draw:frame><text:span text:style-name="T71"/></text:p>
      <text:p text:style-name="P68"><text:span text:style-name="T71"/></text:p>
      <text:p text:style-name="P68"><draw:frame text:anchor-type="as-char" svg:width="159.28mm" svg:height="84.40mm" style:rel-width="scale" style:rel-height="scale"><draw:object-ole xlink:href="OleObj14"/><draw:image xlink:href="ObjectReplacements/OleObj14"/></draw:frame><text:span text:style-name="T71"/></text:p>
      <text:p text:style-name="P68"><text:span text:style-name="T71"/></text:p>
      <text:p text:style-name="P68"><draw:frame text:anchor-type="as-char" svg:width="159.28mm" svg:height="84.40mm" style:rel-width="scale" style:rel-height="scale"><draw:object-ole xlink:href="OleObj15"/><draw:image xlink:href="ObjectReplacements/OleObj15"/></draw:frame><text:span text:style-name="T71"/></text:p>
      <text:p text:style-name="P68"><text:span text:style-name="T71"/></text:p>
      <text:p text:style-name="P68"><draw:frame text:anchor-type="as-char" svg:width="159.28mm" svg:height="84.40mm" style:rel-width="scale" style:rel-height="scale"><draw:object-ole xlink:href="OleObj16"/><draw:image xlink:href="ObjectReplacements/OleObj16"/></draw:frame><text:span text:style-name="T71"/></text:p>
      <text:p text:style-name="P69"><text:span text:style-name="T72">Figura 6 - Nível de maturidade 5 (22/11/22)</text:span></text:p>
      <text:p text:style-name="P70"><text:span text:style-name="T73"/></text:p>
      <text:p text:style-name="P70"><text:span text:style-name="T73"/></text:p>
      <text:p text:style-name="P71"><text:span text:style-name="T74">Arquitetura Orientada a Serviços</text:span></text:p>
      <text:p text:style-name="P72"><text:span text:style-name="T75">Será disponibilizado um serviço baseado em<text:s/></text:span><text:span text:style-name="T76">web</text:span><text:span text:style-name="T77"><text:s/>capaz de receber requisições e devolver respostas com os pedidos já preparados para entrega mas que ainda não foram sensibilizados pelo prestador responsável pelo processo de entrega ao cliente.</text:span></text:p>
      <text:p text:style-name="P72"><text:span text:style-name="T77">Esse serviço terá a responsabilidade de integrar o sistema da Loja com o prestador, automatizando o processo de entrega dos pedidos e transferindo a responsabilidade de monitoramento ao contratado, permitindo que sejamos capazes de oferecer entrega rápida e com custo reduzido.</text:span></text:p>
      <text:p text:style-name="P72"><text:span text:style-name="T77">Para que sejamos capazes de gerenciar esse processo, o serviço disponibilizará, também, um ponto de acesso para que nosso sistema<text:s/></text:span><text:span text:style-name="T78">ERP</text:span><text:span text:style-name="T79"><text:s/>seja capaz de monitorar os pedidos já preparados, mas que ainda não tiveram seu processo de entrega iniciado. Assim, a equipe de vendas pode realizar intervenções a fim de não romper o prazo de entrega prometido ao cliente.</text:span></text:p>
      <text:p text:style-name="P72"><text:span text:style-name="T79">Além disso, o projeto, incluindo implementação, testes, manutenção, suporte e todos outros custos que possam ocorrer, devem ser financiados por esse mesmo setor de vendas, cujo é responsável pelo processo de entrega dos pedidos aos clientes e o maior interessado em seu sucesso, visto que impacta diretamente em seus indicadores.</text:span></text:p>
      <text:p text:style-name="P72"><text:span text:style-name="T80"/></text:p>
      <text:p text:style-name="P72"><text:span text:style-name="T81">As propriedades do serviço incluem:</text:span></text:p>
      <text:list text:style-name="L73">
        <text:list-item>
          <text:p text:style-name="P73"><text:span text:style-name="T81">Disponibilização de endpoint para requisição;</text:span></text:p>
        </text:list-item>
        <text:list-item>
          <text:p text:style-name="P73"><text:span text:style-name="T81">Autenticação do prestador;</text:span></text:p>
        </text:list-item>
        <text:list-item>
          <text:p text:style-name="P73"><text:span text:style-name="T81">Consulta a banco de dados;</text:span></text:p>
        </text:list-item>
        <text:list-item>
          <text:p text:style-name="P73"><text:span text:style-name="T81">Manipulação de dados;</text:span></text:p>
        </text:list-item>
        <text:list-item>
          <text:p text:style-name="P73"><text:span text:style-name="T81">Formatação de dados;</text:span></text:p>
        </text:list-item>
        <text:list-item>
          <text:p text:style-name="P73"><text:span text:style-name="T81">Resposta dos dados no endpoint.</text:span></text:p>
        </text:list-item>
      </text:list>
      <text:p text:style-name="P74"><text:span text:style-name="T82"/></text:p>
      <text:p text:style-name="P74"><text:span text:style-name="T83">(Quadros, insira suas imagens aqui)</text:span></text:p>
      <text:p text:style-name="P74"><text:span text:style-name="T84"/></text:p>
      <text:p text:style-name="P75"><text:span text:style-name="T84"/></text:p>
      <text:p text:style-name="P75"><text:span text:style-name="T84"/></text:p>
      <text:p text:style-name="P75"><text:span text:style-name="T84"/></text:p>
      <text:p text:style-name="P75"><text:span text:style-name="T84"/></text:p>
      <text:p text:style-name="P75"><text:span text:style-name="T84">TOGAF:</text:span></text:p>
      <text:p text:style-name="P76"><draw:frame text:anchor-type="as-char" svg:width="146.58mm" svg:height="79.11mm" style:rel-width="scale" style:rel-height="scale"><draw:object-ole xlink:href="OleObj17"/><draw:image xlink:href="ObjectReplacements/OleObj17"/></draw:frame><text:span text:style-name="T84"/></text:p>
      <text:p text:style-name="P77"><text:span text:style-name="T84"/></text:p>
      <text:p text:style-name="P77"><text:span text:style-name="T84"/></text:p>
      <text:p text:style-name="P77"><text:span text:style-name="T84"/></text:p>
      <text:p text:style-name="P77"><text:span text:style-name="T85">Daqui para baixo deveria ser apagado</text:span></text:p>
      <text:p text:style-name="P77"><text:span text:style-name="T86"/></text:p>
      <text:p text:style-name="P77"><text:span text:style-name="T86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79"><text:span text:style-name="T87">Etapa</text:span><text:span text:style-name="T88"/></text:p>
          </table:table-cell>
          <table:table-cell table:style-name="TableCell010001">
            <text:p text:style-name="P79"><text:span text:style-name="T89">Descrição</text:span><text:span text:style-name="T90"/></text:p>
          </table:table-cell>
          <table:table-cell table:style-name="TableCell010002">
            <text:p text:style-name="P79"><text:span text:style-name="T91">Data</text:span><text:span text:style-name="T92"/></text:p>
          </table:table-cell>
          <table:table-cell table:style-name="TableCell010003">
            <text:p text:style-name="P79"><text:span text:style-name="T93">Status</text:span><text:span text:style-name="T94"/></text:p>
          </table:table-cell>
          <table:table-cell table:style-name="TableCell010004">
            <text:p text:style-name="P79"><text:span text:style-name="T95">NOTAS</text:span><text:span text:style-name="T96"/></text:p>
          </table:table-cell>
        </table:table-row>
        <table:table-row table:style-name="TableRow0101">
          <table:table-cell table:style-name="TableCell010100">
            <text:p text:style-name="P82"><text:span text:style-name="T97">1</text:span><text:span text:style-name="T98"/></text:p>
          </table:table-cell>
          <table:table-cell table:style-name="TableCell010101">
            <text:p text:style-name="P82"><text:span text:style-name="T99">Definir Equipe</text:span><text:span text:style-name="T100"/></text:p>
          </table:table-cell>
          <table:table-cell table:style-name="TableCell010102">
            <text:p text:style-name="P82"><text:span text:style-name="T101">16/ago</text:span><text:span text:style-name="T102"/></text:p>
          </table:table-cell>
          <table:table-cell table:style-name="TableCell010103">
            <text:p text:style-name="P82"><text:span text:style-name="T103">OK</text:span><text:span text:style-name="T104"/></text:p>
          </table:table-cell>
          <table:table-cell table:style-name="TableCell010104">
            <text:p text:style-name="P82"><text:span text:style-name="T105">5</text:span><text:span text:style-name="T106"/></text:p>
          </table:table-cell>
        </table:table-row>
        <table:table-row table:style-name="TableRow0102">
          <table:table-cell table:style-name="TableCell010200">
            <text:p text:style-name="P84"><text:span text:style-name="T107">1.1</text:span><text:span text:style-name="T108"/></text:p>
          </table:table-cell>
          <table:table-cell table:style-name="TableCell010201">
            <text:p text:style-name="P84"><text:span text:style-name="T109">Definir Problema</text:span><text:span text:style-name="T110"/></text:p>
          </table:table-cell>
          <table:table-cell table:style-name="TableCell010202">
            <text:p text:style-name="P84"><text:span text:style-name="T111">23/ago</text:span><text:span text:style-name="T112"/></text:p>
          </table:table-cell>
          <table:table-cell table:style-name="TableCell010203">
            <text:p text:style-name="P84"><text:span text:style-name="T113">OK</text:span><text:span text:style-name="T114"/></text:p>
          </table:table-cell>
          <table:table-cell table:style-name="TableCell010204">
            <text:p text:style-name="P84"><text:span text:style-name="T114"/></text:p>
          </table:table-cell>
        </table:table-row>
        <table:table-row table:style-name="TableRow0103">
          <table:table-cell table:style-name="TableCell010300">
            <text:p text:style-name="P87"><text:span text:style-name="T115">1.2</text:span><text:span text:style-name="T116"/></text:p>
          </table:table-cell>
          <table:table-cell table:style-name="TableCell010301">
            <text:p text:style-name="P87"><text:span text:style-name="T117">Criar doc (Drive e compartilhar com souza.ander@gmail.com)</text:span><text:span text:style-name="T118"/></text:p>
          </table:table-cell>
          <table:table-cell table:style-name="TableCell010302">
            <text:p text:style-name="P87"><text:span text:style-name="T119">30/ago</text:span><text:span text:style-name="T120"/></text:p>
          </table:table-cell>
          <table:table-cell table:style-name="TableCell010303">
            <text:p text:style-name="P87"><text:span text:style-name="T120"/></text:p>
          </table:table-cell>
          <table:table-cell table:style-name="TableCell010304">
            <text:p text:style-name="P87"><text:span text:style-name="T120"/></text:p>
          </table:table-cell>
        </table:table-row>
        <table:table-row table:style-name="TableRow0104">
          <table:table-cell table:style-name="TableCell010400">
            <text:p text:style-name="P90"><text:span text:style-name="T121">2</text:span><text:span text:style-name="T122"/></text:p>
          </table:table-cell>
          <table:table-cell table:style-name="TableCell010401">
            <text:p text:style-name="P90"><text:span text:style-name="T123">Descrever problema</text:span><text:span text:style-name="T124"/></text:p>
          </table:table-cell>
          <table:table-cell table:style-name="TableCell010402">
            <text:p text:style-name="P90"><text:span text:style-name="T125">30/ago</text:span><text:span text:style-name="T126"/></text:p>
          </table:table-cell>
          <table:table-cell table:style-name="TableCell010403">
            <text:p text:style-name="P90"><text:span text:style-name="T127">OK</text:span><text:span text:style-name="T128"/></text:p>
          </table:table-cell>
          <table:table-cell table:style-name="TableCell010404">
            <text:p text:style-name="P90"><text:span text:style-name="T128"/></text:p>
          </table:table-cell>
        </table:table-row>
        <table:table-row table:style-name="TableRow0105">
          <table:table-cell table:style-name="TableCell010500">
            <text:p text:style-name="P92"><text:span text:style-name="T129">3</text:span><text:span text:style-name="T130"/></text:p>
          </table:table-cell>
          <table:table-cell table:style-name="TableCell010501">
            <text:p text:style-name="P92"><text:span text:style-name="T131">Definir modelo de Processo e justificar</text:span><text:span text:style-name="T132"/></text:p>
          </table:table-cell>
          <table:table-cell table:style-name="TableCell010502">
            <text:p text:style-name="P92"><text:span text:style-name="T133">06/set</text:span><text:span text:style-name="T134"/></text:p>
          </table:table-cell>
          <table:table-cell table:style-name="TableCell010503">
            <text:p text:style-name="P92"><text:span text:style-name="T135">OK</text:span><text:span text:style-name="T136"/></text:p>
          </table:table-cell>
          <table:table-cell table:style-name="TableCell010504">
            <text:p text:style-name="P92"><text:span text:style-name="T136"/></text:p>
          </table:table-cell>
        </table:table-row>
        <table:table-row table:style-name="TableRow0106">
          <table:table-cell table:style-name="TableCell010600">
            <text:p text:style-name="P94"><text:span text:style-name="T137">4</text:span><text:span text:style-name="T138"/></text:p>
          </table:table-cell>
          <table:table-cell table:style-name="TableCell010601">
            <text:p text:style-name="P94"><text:span text:style-name="T139">Implementar Modelo (Processo)</text:span><text:span text:style-name="T140"/></text:p>
          </table:table-cell>
          <table:table-cell table:style-name="TableCell010602">
            <text:p text:style-name="P94"><text:span text:style-name="T141">13/set</text:span><text:span text:style-name="T142"/></text:p>
          </table:table-cell>
          <table:table-cell table:style-name="TableCell010603">
            <text:p text:style-name="P94"><text:span text:style-name="T142"/></text:p>
          </table:table-cell>
          <table:table-cell table:style-name="TableCell010604">
            <text:p text:style-name="P94"><text:span text:style-name="T143">10</text:span><text:span text:style-name="T144"/></text:p>
          </table:table-cell>
        </table:table-row>
        <table:table-row table:style-name="TableRow0107">
          <table:table-cell table:style-name="TableCell010700">
            <text:p text:style-name="P96"><text:span text:style-name="T145">5</text:span><text:span text:style-name="T146"/></text:p>
          </table:table-cell>
          <table:table-cell table:style-name="TableCell010701">
            <text:p text:style-name="P96"><text:span text:style-name="T147">Interoperabilidade</text:span><text:span text:style-name="T148"/></text:p>
          </table:table-cell>
          <table:table-cell table:style-name="TableCell010702">
            <text:p text:style-name="P96"><text:span text:style-name="T149">20/set</text:span><text:span text:style-name="T150"/></text:p>
          </table:table-cell>
          <table:table-cell table:style-name="TableCell010703">
            <text:p text:style-name="P96"><text:span text:style-name="T151">ok</text:span><text:span text:style-name="T152"/></text:p>
          </table:table-cell>
          <table:table-cell table:style-name="TableCell010704">
            <text:p text:style-name="P96"><text:span text:style-name="T152"/></text:p>
          </table:table-cell>
        </table:table-row>
        <table:table-row table:style-name="TableRow0108">
          <table:table-cell table:style-name="TableCell010800">
            <text:p text:style-name="P98"><text:span text:style-name="T153">6</text:span><text:span text:style-name="T154"/></text:p>
          </table:table-cell>
          <table:table-cell table:style-name="TableCell010801">
            <text:p text:style-name="P98"><text:span text:style-name="T155">Estágios de Maturidade</text:span><text:span text:style-name="T156"/></text:p>
          </table:table-cell>
          <table:table-cell table:style-name="TableCell010802">
            <text:p text:style-name="P98"><text:span text:style-name="T157">04/out</text:span><text:span text:style-name="T158"/></text:p>
          </table:table-cell>
          <table:table-cell table:style-name="TableCell010803">
            <text:p text:style-name="P98"><text:span text:style-name="T159">ok</text:span><text:span text:style-name="T160"/></text:p>
          </table:table-cell>
          <table:table-cell table:style-name="TableCell010804">
            <text:p text:style-name="P98"><text:span text:style-name="T160"/></text:p>
          </table:table-cell>
        </table:table-row>
        <table:table-row table:style-name="TableRow0109">
          <table:table-cell table:style-name="TableCell010900">
            <text:p text:style-name="P100"><text:span text:style-name="T161">7</text:span><text:span text:style-name="T162"/></text:p>
          </table:table-cell>
          <table:table-cell table:style-name="TableCell010901">
            <text:p text:style-name="P100"><text:span text:style-name="T163">Envolvimento da Equipe de TI</text:span><text:span text:style-name="T164"/></text:p>
          </table:table-cell>
          <table:table-cell table:style-name="TableCell010902">
            <text:p text:style-name="P100"><text:span text:style-name="T165">18/out</text:span><text:span text:style-name="T166"/></text:p>
          </table:table-cell>
          <table:table-cell table:style-name="TableCell010903">
            <text:p text:style-name="P100"><text:span text:style-name="T167">GUIZO/WILL</text:span><text:span text:style-name="T168"/></text:p>
          </table:table-cell>
          <table:table-cell table:style-name="TableCell010904">
            <text:p text:style-name="P100"><text:span text:style-name="T169">10</text:span><text:span text:style-name="T170"/></text:p>
          </table:table-cell>
        </table:table-row>
        <table:table-row table:style-name="TableRow0110">
          <table:table-cell table:style-name="TableCell011000">
            <text:p text:style-name="P102"><text:span text:style-name="T171">8</text:span><text:span text:style-name="T172"/></text:p>
          </table:table-cell>
          <table:table-cell table:style-name="TableCell011001">
            <text:p text:style-name="P102"><text:span text:style-name="T173">Arquitetura Orientada a Serviços (o quê)</text:span><text:span text:style-name="T174"/></text:p>
          </table:table-cell>
          <table:table-cell table:style-name="TableCell011002">
            <text:p text:style-name="P102"><text:span text:style-name="T175">18/out</text:span><text:span text:style-name="T176"/></text:p>
          </table:table-cell>
          <table:table-cell table:style-name="TableCell011003">
            <text:p text:style-name="P102"><text:span text:style-name="T177">ok</text:span><text:span text:style-name="T178"/></text:p>
          </table:table-cell>
          <table:table-cell table:style-name="TableCell011004">
            <text:p text:style-name="P102"><text:span text:style-name="T178"/></text:p>
          </table:table-cell>
        </table:table-row>
        <table:table-row table:style-name="TableRow0111">
          <table:table-cell table:style-name="TableCell011100">
            <text:p text:style-name="P104"><text:span text:style-name="T179">8.1</text:span><text:span text:style-name="T180"/></text:p>
          </table:table-cell>
          <table:table-cell table:style-name="TableCell011101">
            <text:p text:style-name="P104"><text:span text:style-name="T181">Arquitetura Orientada a Serviços (como)</text:span><text:span text:style-name="T182"/></text:p>
          </table:table-cell>
          <table:table-cell table:style-name="TableCell011102">
            <text:p text:style-name="P104"><text:span text:style-name="T183">18/out</text:span><text:span text:style-name="T184"/></text:p>
          </table:table-cell>
          <table:table-cell table:style-name="TableCell011103">
            <text:p text:style-name="P104"><text:span text:style-name="T185">QUADROS</text:span><text:span text:style-name="T186"/></text:p>
          </table:table-cell>
          <table:table-cell table:style-name="TableCell011104">
            <text:p text:style-name="P104"><text:span text:style-name="T186"/></text:p>
          </table:table-cell>
        </table:table-row>
        <table:table-row table:style-name="TableRow0112">
          <table:table-cell table:style-name="TableCell011200">
            <text:p text:style-name="P106"><text:span text:style-name="T187">8.2</text:span><text:span text:style-name="T188"/></text:p>
          </table:table-cell>
          <table:table-cell table:style-name="TableCell011201">
            <text:p text:style-name="P106"><text:span text:style-name="T189">Modelos de Arquitetura (Apresentação)</text:span><text:span text:style-name="T190"/></text:p>
          </table:table-cell>
          <table:table-cell table:style-name="TableCell011202">
            <text:p text:style-name="P106"><text:span text:style-name="T191">22/nov</text:span><text:span text:style-name="T192"/></text:p>
          </table:table-cell>
          <table:table-cell table:style-name="TableCell011203">
            <text:p text:style-name="P106"><text:span text:style-name="T193">EM ABERTO</text:span><text:span text:style-name="T194"/></text:p>
          </table:table-cell>
          <table:table-cell table:style-name="TableCell011204">
            <text:p text:style-name="P106"><text:span text:style-name="T194"/></text:p>
          </table:table-cell>
        </table:table-row>
        <table:table-row table:style-name="TableRow0113">
          <table:table-cell table:style-name="TableCell011300">
            <text:p text:style-name="P108"><text:span text:style-name="T195">9</text:span><text:span text:style-name="T196"/></text:p>
          </table:table-cell>
          <table:table-cell table:style-name="TableCell011301">
            <text:p text:style-name="P108"><text:span text:style-name="T197">Entrega do Projeto</text:span><text:span text:style-name="T198"/></text:p>
          </table:table-cell>
          <table:table-cell table:style-name="TableCell011302">
            <text:p text:style-name="P108"><text:span text:style-name="T199">29/nov</text:span><text:span text:style-name="T200"/></text:p>
          </table:table-cell>
          <table:table-cell table:style-name="TableCell011303">
            <text:p text:style-name="P108"><text:span text:style-name="T201">EM ABERTO</text:span><text:span text:style-name="T202"/></text:p>
          </table:table-cell>
          <table:table-cell table:style-name="TableCell011304">
            <text:p text:style-name="P108"><text:span text:style-name="T203">15</text:span><text:span text:style-name="T204"/></text:p>
          </table:table-cell>
        </table:table-row>
        <table:table-row table:style-name="TableRow0114">
          <table:table-cell table:style-name="TableCell011400">
            <text:p text:style-name="P111"><text:span text:style-name="T205">10</text:span><text:span text:style-name="T206"/></text:p>
          </table:table-cell>
          <table:table-cell table:style-name="TableCell011401">
            <text:p text:style-name="P111"><text:span text:style-name="T207">DISCUSSÃO DO PROJETO</text:span><text:span text:style-name="T208"/></text:p>
          </table:table-cell>
          <table:table-cell table:style-name="TableCell011402">
            <text:p text:style-name="P111"><text:span text:style-name="T209">06/dez</text:span><text:span text:style-name="T210"/></text:p>
          </table:table-cell>
          <table:table-cell table:style-name="TableCell011403">
            <text:p text:style-name="P111"><text:span text:style-name="T211">EM ABERTO</text:span></text:p>
            <text:p text:style-name="P111"><text:span text:style-name="T211"><text:s/></text:span><text:span text:style-name="T212"/></text:p>
          </table:table-cell>
          <table:table-cell table:style-name="TableCell011404">
            <text:p text:style-name="P111"><text:span text:style-name="T212"/></text:p>
          </table:table-cell>
        </table:table-row>
      </table:table>
      <text:p text:style-name="P113"><text:span text:style-name="T212"/></text:p>
      <text:p text:style-name="P113"><text:span text:style-name="T212"/></text:p>
      <text:p text:style-name="P113"><text:span text:style-name="T212"/></text:p>
      <text:p text:style-name="P113"><text:span text:style-name="T213">8 .<text:s/></text:span><text:span text:style-name="T214">Arquitetura Orientada a Serviços</text:span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p text:style-name="P113"><text:span text:style-name="T215"/></text:p>
      <text:list text:style-name="L114">
        <text:list-item>
          <text:p text:style-name="P114"><text:span text:style-name="T216">Recebimento do pedido -<text:s text:c="2"/></text:span></text:p>
        </text:list-item>
        <text:list-item>
          <text:p text:style-name="P114"><text:span text:style-name="T216">Solicitação de pagamento -</text:span></text:p>
        </text:list-item>
        <text:list-item>
          <text:p text:style-name="P114"><text:span text:style-name="T216">Recebimento do pagamento</text:span></text:p>
        </text:list-item>
        <text:list-item>
          <text:p text:style-name="P114"><text:span text:style-name="T217">Solicitação de componente</text:span></text:p>
        </text:list-item>
        <text:list-item>
          <text:p text:style-name="P114"><text:span text:style-name="T218">Realização de pagamento (Fornecedor)</text:span></text:p>
        </text:list-item>
        <text:list-item>
          <text:p text:style-name="P114"><text:span text:style-name="T218">Recebimento do produto -</text:span></text:p>
        </text:list-item>
        <text:list-item>
          <text:p text:style-name="P114"><text:span text:style-name="T218">Lançamento em estoque -</text:span></text:p>
        </text:list-item>
        <text:list-item>
          <text:p text:style-name="P114"><text:span text:style-name="T218">Extração do relatório de pedidos</text:span></text:p>
        </text:list-item>
        <text:list-item>
          <text:p text:style-name="P114"><text:span text:style-name="T218">Separação dos componentes do pedido</text:span></text:p>
        </text:list-item>
        <text:list-item>
          <text:p text:style-name="P114"><text:span text:style-name="T218">Embalagem do produto</text:span></text:p>
        </text:list-item>
        <text:list-item>
          <text:p text:style-name="P114"><text:span text:style-name="T218">Emissão da NF</text:span></text:p>
        </text:list-item>
        <text:list-item>
          <text:p text:style-name="P114"><text:span text:style-name="T218">Etiqueta de Transporte</text:span></text:p>
        </text:list-item>
        <text:list-item>
          <text:p text:style-name="P114"><text:span text:style-name="T218">Envio de componente</text:span></text:p>
        </text:list-item>
      </text:list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text:span text:style-name="T219"/></text:p>
      <text:p text:style-name="P115"><draw:frame text:anchor-type="as-char" svg:width="183.09mm" svg:height="40.22mm" style:rel-width="scale" style:rel-height="scale"><draw:object-ole xlink:href="OleObj18"/><draw:image xlink:href="ObjectReplacements/OleObj18"/></draw:frame><draw:frame text:anchor-type="as-char" svg:width="182.30mm" svg:height="43.66mm" style:rel-width="scale" style:rel-height="scale"><draw:object-ole xlink:href="OleObj19"/><draw:image xlink:href="ObjectReplacements/OleObj19"/></draw:frame><draw:frame text:anchor-type="as-char" svg:width="104.25mm" svg:height="59.53mm" style:rel-width="scale" style:rel-height="scale"><draw:object-ole xlink:href="OleObj20"/><draw:image xlink:href="ObjectReplacements/OleObj20"/></draw:frame><text:span text:style-name="T2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